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normal" officeooo:rsid="000071bf" officeooo:paragraph-rsid="000071bf" style:font-size-asian="12pt" style:font-weight-asian="normal" style:font-size-complex="12pt" style:font-weight-complex="normal"/>
    </style:style>
    <style:style style:name="P2" style:family="paragraph" style:parent-style-name="Standard" style:list-style-name="L1">
      <style:paragraph-properties fo:text-align="start" style:justify-single-word="false"/>
      <style:text-properties style:font-name="Courier 10 Pitch" fo:font-size="12pt" style:text-underline-style="solid" style:text-underline-width="auto" style:text-underline-color="font-color" fo:font-weight="normal" officeooo:rsid="000071bf" officeooo:paragraph-rsid="000071bf"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ourier 10 Pitch" fo:font-size="12pt" style:text-underline-style="none" fo:font-weight="normal" officeooo:rsid="000071bf" officeooo:paragraph-rsid="000071bf"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style:font-name="Courier 10 Pitch" fo:font-size="12pt" style:text-underline-style="none" fo:font-weight="normal" officeooo:rsid="000071bf" officeooo:paragraph-rsid="000071bf"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Courier 10 Pitch" fo:font-size="16pt" fo:font-weight="bold" officeooo:rsid="00123fce" officeooo:paragraph-rsid="000071bf"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Courier 10 Pitch" fo:font-size="16pt" fo:font-weight="bold" officeooo:rsid="00123fce" officeooo:paragraph-rsid="000071bf"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Courier 10 Pitch" fo:font-size="16pt" fo:font-weight="bold" officeooo:rsid="000071bf" officeooo:paragraph-rsid="000071bf"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Courier 10 Pitch" fo:font-size="14pt" fo:font-weight="bold" officeooo:rsid="00123fce" officeooo:paragraph-rsid="000071bf" style:font-size-asian="14pt" style:font-weight-asian="bold" style:font-size-complex="14pt" style:font-weight-complex="bold"/>
    </style:style>
    <style:style style:name="T1" style:family="text">
      <style:text-properties officeooo:rsid="000071bf"/>
    </style:style>
    <style:style style:name="T2" style:family="text">
      <style:text-properties officeooo:rsid="0000d38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CE: 523 HW #<text:span text:style-name="T1">5</text:span></text:p>
      <text:p text:style-name="P5">David Akre</text:p>
      <text:p text:style-name="P8"/>
      <text:p text:style-name="P7">Practice</text:p>
      <text:p text:style-name="P6"/>
      <text:p text:style-name="P1">At Experiment on Synthetic Data</text:p>
      <text:p text:style-name="P3"/>
      <text:list xml:id="list535738832516758997" text:style-name="L1">
        <text:list-item>
          <text:p text:style-name="P2">Brief description on whether semi-supervised learning helped on real-world data sets:</text:p>
          <text:p text:style-name="P4">It appears that semi-supervised learning did help overall in most samples (e.g. 70% of the data sets semi-supervised learning had a greater than 50% accuracy: annealing_test, breast-cancer-wisc-diag_test, credit-approval_test, breast-cancer-wisc_test, conn-bench-sonar-mines-rocks_test, cylinder-bands_test, and bank_test). The other 30% of the data samples had around <text:span text:style-name="T2">40% accuracy which is less than 50%; in other words the semi-supervised learning was unsuccessful at predicting the correct values. In summary, it seems that the semi-supervised self-training learning algorithm did a good job in terms of minimizing error and offering valid predictions on most of the data samples used (e.g. 70% of the time). It is important to note that there is some randomness on selecting which parts of the data set get selected for the supervised and unsupervised parts of the algorithm so the results may differ on each execution.</text:span></text:p>
        </text:list-item>
      </text:list>
      <text:p text:style-name="P3"/>
      <text:p text:style-name="P3"/>
      <text:p text:style-name="P3">**********************************************</text:p>
      <text:p text:style-name="P3">File: annealing_test.csv</text:p>
      <text:p text:style-name="P3">Supervised Learning Accuracy: 1.00</text:p>
      <text:p text:style-name="P3">Unsupervised Learning Accuracy: 0.72</text:p>
      <text:p text:style-name="P3">Total Semi Supervised Learning Accuracy: 0.86</text:p>
      <text:p text:style-name="P3">**********************************************</text:p>
      <text:p text:style-name="P3">File: breast-cancer-wisc-diag_test.csv</text:p>
      <text:p text:style-name="P3">Supervised Learning Accuracy: 0.86</text:p>
      <text:p text:style-name="P3">Unsupervised Learning Accuracy: 0.97</text:p>
      <text:p text:style-name="P3">Total Semi Supervised Learning Accuracy: 0.91</text:p>
      <text:p text:style-name="P3">**********************************************</text:p>
      <text:p text:style-name="P3">File: congressional-voting_test.csv</text:p>
      <text:p text:style-name="P3">Supervised Learning Accuracy: 0.20</text:p>
      <text:p text:style-name="P3">Unsupervised Learning Accuracy: 0.60</text:p>
      <text:p text:style-name="P3">Total Semi Supervised Learning Accuracy: 0.40</text:p>
      <text:p text:style-name="P3">**********************************************</text:p>
      <text:p text:style-name="P3">File: cylinder-bands_test.csv</text:p>
      <text:p text:style-name="P3">Supervised Learning Accuracy: 0.67</text:p>
      <text:p text:style-name="P3"><text:soft-page-break/>Unsupervised Learning Accuracy: 0.62</text:p>
      <text:p text:style-name="P3">Total Semi Supervised Learning Accuracy: 0.64</text:p>
      <text:p text:style-name="P3">**********************************************</text:p>
      <text:p text:style-name="P3">File: conn-bench-sonar-mines-rocks_test.csv</text:p>
      <text:p text:style-name="P3">Supervised Learning Accuracy: 0.67</text:p>
      <text:p text:style-name="P3">Unsupervised Learning Accuracy: 0.67</text:p>
      <text:p text:style-name="P3">Total Semi Supervised Learning Accuracy: 0.67</text:p>
      <text:p text:style-name="P3">**********************************************</text:p>
      <text:p text:style-name="P3">File: credit-approval_test.csv</text:p>
      <text:p text:style-name="P3">Supervised Learning Accuracy: 1.00</text:p>
      <text:p text:style-name="P3">Unsupervised Learning Accuracy: 0.87</text:p>
      <text:p text:style-name="P3">Total Semi Supervised Learning Accuracy: 0.94</text:p>
      <text:p text:style-name="P3">**********************************************</text:p>
      <text:p text:style-name="P3">File: bank_test.csv</text:p>
      <text:p text:style-name="P3">Supervised Learning Accuracy: 0.48</text:p>
      <text:p text:style-name="P3">Unsupervised Learning Accuracy: 0.87</text:p>
      <text:p text:style-name="P3">Total Semi Supervised Learning Accuracy: 0.67</text:p>
      <text:p text:style-name="P3">**********************************************</text:p>
      <text:p text:style-name="P3">File: heart-hungarian_test.csv</text:p>
      <text:p text:style-name="P3">Supervised Learning Accuracy: 0.33</text:p>
      <text:p text:style-name="P3">Unsupervised Learning Accuracy: 0.65</text:p>
      <text:p text:style-name="P3">Total Semi Supervised Learning Accuracy: 0.49</text:p>
      <text:p text:style-name="P3">**********************************************</text:p>
      <text:p text:style-name="P3">File: breast-cancer_test.csv</text:p>
      <text:p text:style-name="P3">Supervised Learning Accuracy: 0.25</text:p>
      <text:p text:style-name="P3">Unsupervised Learning Accuracy: 0.62</text:p>
      <text:p text:style-name="P3">Total Semi Supervised Learning Accuracy: 0.44</text:p>
      <text:p text:style-name="P3">**********************************************</text:p>
      <text:p text:style-name="P3">File: breast-cancer-wisc_test.csv</text:p>
      <text:p text:style-name="P3">Supervised Learning Accuracy: 0.88</text:p>
      <text:p text:style-name="P3">Unsupervised Learning Accuracy: 0.93</text:p>
      <text:p text:style-name="P3">Total Semi Supervised Learning Accuracy: 0.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21:21:19.386960330</meta:creation-date>
    <dc:date>2018-04-14T21:35:25.711886213</dc:date>
    <meta:editing-duration>PT3M18S</meta:editing-duration>
    <meta:editing-cycles>1</meta:editing-cycles>
    <meta:document-statistic meta:table-count="0" meta:image-count="0" meta:object-count="0" meta:page-count="2" meta:paragraph-count="56" meta:word-count="328" meta:character-count="2992" meta:non-whitespace-character-count="2721"/>
    <meta:generator>LibreOffice/5.1.6.2$Linux_X86_64 LibreOffice_project/10m0$Build-2</meta:generator>
  </office:meta>
</office:document-meta>
</file>